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17cm" fo:min-width="3.767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72cm" fo:min-width="1.544cm" fo:wrap-option="wrap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33cm" svg:height="6.033cm" svg:x="0.264cm" svg:y="0.807cm">
          <text:p text:style-name="P1">Network Structure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33cm" svg:height="6.033cm" svg:x="15.187cm" svg:y="0.807cm">
          <text:p text:style-name="P1">Network Structure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9cm" svg:height="2.858cm" svg:x="7.25cm" svg:y="2.395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9cm" svg:height="2.858cm" svg:x="11.377cm" svg:y="2.394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572cm" svg:y1="2.905cm" svg:x2="11.795cm" svg:y2="2.905cm">
          <text:p/>
        </draw:line>
        <draw:line draw:style-name="gr4" draw:text-style-name="P2" draw:layer="layout" svg:x1="11.795cm" svg:y1="4.81cm" svg:x2="9.89cm" svg:y2="4.81cm">
          <text:p/>
        </draw:line>
        <draw:line draw:style-name="gr5" draw:text-style-name="P2" draw:layer="layout" svg:x1="5.445cm" svg:y1="1.635cm" svg:x2="7.667cm" svg:y2="2.905cm">
          <text:p/>
        </draw:line>
        <draw:line draw:style-name="gr6" draw:text-style-name="P2" draw:layer="layout" svg:x1="7.667cm" svg:y1="4.81cm" svg:x2="5.445cm" svg:y2="6.08cm">
          <text:p/>
        </draw:line>
        <draw:line draw:style-name="gr7" draw:text-style-name="P2" draw:layer="layout" svg:x1="13.7cm" svg:y1="2.905cm" svg:x2="16.24cm" svg:y2="1.635cm">
          <text:p/>
        </draw:line>
        <draw:line draw:style-name="gr8" draw:text-style-name="P2" draw:layer="layout" svg:x1="16.24cm" svg:y1="6.08cm" svg:x2="14.017cm" svg:y2="4.8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1:21:03.805270511</meta:creation-date>
    <dc:date>2024-04-21T01:24:26.609704561</dc:date>
    <meta:editing-duration>PT3M24S</meta:editing-duration>
    <meta:editing-cycles>1</meta:editing-cycles>
    <meta:generator>LibreOffice/7.5.9.2$Linux_X86_64 LibreOffice_project/50$Build-2</meta:generator>
    <meta:document-statistic meta:object-count="10"/>
  </office:meta>
</office:document-meta>
</file>